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20c" officeooo:paragraph-rsid="001da20c"/>
    </style:style>
    <style:style style:name="P2" style:family="paragraph" style:parent-style-name="Standard">
      <style:paragraph-properties fo:text-align="center" style:justify-single-word="false"/>
      <style:text-properties officeooo:rsid="001da20c" officeooo:paragraph-rsid="001da20c"/>
    </style:style>
    <style:style style:name="P3" style:family="paragraph" style:parent-style-name="Standard">
      <style:paragraph-properties fo:text-align="center" style:justify-single-word="false"/>
      <style:text-properties fo:font-size="24pt" officeooo:rsid="001dda57" officeooo:paragraph-rsid="001dda57" style:font-size-asian="21pt" style:font-size-complex="24pt"/>
    </style:style>
    <style:style style:name="P4" style:family="paragraph" style:parent-style-name="Standard">
      <style:text-properties fo:font-size="15pt" officeooo:rsid="001dda57" officeooo:paragraph-rsid="001dda57" style:font-size-asian="13.1000003814697pt" style:font-size-complex="15pt"/>
    </style:style>
    <style:style style:name="P5" style:family="paragraph" style:parent-style-name="Standard">
      <style:text-properties officeooo:rsid="0021b818" officeooo:paragraph-rsid="0021b818"/>
    </style:style>
    <style:style style:name="P6" style:family="paragraph" style:parent-style-name="Standard" style:list-style-name="L2">
      <style:text-properties officeooo:rsid="0021b818" officeooo:paragraph-rsid="0021b818"/>
    </style:style>
    <style:style style:name="P7" style:family="paragraph" style:parent-style-name="Standard" style:list-style-name="L3">
      <style:text-properties officeooo:rsid="0021b818" officeooo:paragraph-rsid="0021b818"/>
    </style:style>
    <style:style style:name="T1" style:family="text">
      <style:text-properties officeooo:rsid="001e802a"/>
    </style:style>
    <style:style style:name="T2" style:family="text">
      <style:text-properties officeooo:rsid="0021b818"/>
    </style:style>
    <style:style style:name="T3" style:family="text">
      <style:text-properties officeooo:rsid="0023b5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0<text:span text:style-name="T2">3</text:span> – <text:span text:style-name="T1">Teste da Caixa Preta</text:span></text:p>
      <text:p text:style-name="P1"/>
      <text:p text:style-name="P4">Trabalho de Engenharia de Software III</text:p>
      <text:p text:style-name="P1"/>
      <text:p text:style-name="P1"/>
      <text:p text:style-name="P1"/>
      <text:p text:style-name="P2">Trabalho realizado por:</text:p>
      <text:p text:style-name="P2"/>
      <text:p text:style-name="P2">Camilla Damasceno</text:p>
      <text:p text:style-name="P2"/>
      <text:p text:style-name="P2">Gabriel Souza</text:p>
      <text:p text:style-name="P2"/>
      <text:p text:style-name="P2">Luiza Ávila</text:p>
      <text:p text:style-name="P1"/>
      <text:p text:style-name="P1"/>
      <text:p text:style-name="P1"/>
      <text:p text:style-name="P1"/>
      <text:p text:style-name="P5">Casos teste</text:p>
      <text:list xml:id="list3262645116" text:style-name="L2">
        <text:list-item>
          <text:p text:style-name="P6">Entradas válidas : cliente especial - boolean V ou F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">Valor da compra total - <text:s/>real maior que zero.</text:p>
                              <text:p text:style-name="P6">Produto importado – boolean V ou F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tab/><text:tab/><text:tab/><text:tab/><text:tab/>Valor do produto – real maior que 0, menor que preço da compra total</text:p>
      <text:list xml:id="list2285654340" text:style-name="L3">
        <text:list-item>
          <text:p text:style-name="P7">Resultado esperado : valor total da compra = desconta do valor inicial + valores <text:span text:style-name="T3">totais dos descontos dos produtos </text:span></text:p>
        </text:list-item>
      </text:list>
      <text:p text:style-name="P5"/>
      <text:p text:style-name="P5"/>
      <text:p text:style-name="P5"/>
      <text:p text:style-name="P5">Ambiguidade</text:p>
      <text:p text:style-name="P5"/>
      <text:p text:style-name="P5"><text:tab/>No texto das especificações, há uma ambiguidade em relação ao cliente. Entende-se pelo texto que caso o cliente seja comum não é necessário testar os produtos, pois ele não possui desconto. Em uma situação real, o cliente que é comum também tem direito a descontos, mas isso não fica explícito no enunciado. Para resolver a situação o cliente deveria ser contatado novam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09:51.021000000</meta:creation-date>
    <dc:date>2019-10-04T21:11:54.348000000</dc:date>
    <meta:editing-duration>PT7M47S</meta:editing-duration>
    <meta:editing-cycles>5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14" meta:word-count="146" meta:character-count="853" meta:non-whitespace-character-count="712"/>
  </office:meta>
</office:document-meta>
</file>